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"/>
    <style:font-face style:name="Liberation Mono1" svg:font-family="'Liberation Mono', 'Courier New'"/>
    <style:font-face style:name="Liberation Sans" svg:font-family="'Liberation Sans'"/>
    <style:font-face style:name="Liberation Sans1" svg:font-family="'Liberation Sans', Arial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, 'Times New Roman'"/>
    <style:font-face style:name="Liberation Serif3" svg:font-family="'Liberation Serif', 'Times New Roman'" style:font-family-generic="roman" style:font-pitch="variable"/>
  </office:font-face-decls>
  <office:automatic-styles>
    <style:style style:name="P1" style:family="paragraph" style:parent-style-name="Standard">
      <style:text-properties style:font-name="Liberation Serif1" fo:font-size="12pt" style:text-underline-style="solid" style:text-underline-width="auto" style:text-underline-color="font-color" style:font-name-complex="Arial"/>
    </style:style>
    <style:style style:name="P2" style:family="paragraph" style:parent-style-name="Standard">
      <style:text-properties style:font-name="Liberation Serif1" fo:font-size="12pt" style:text-underline-style="none" style:font-name-complex="Arial"/>
    </style:style>
    <style:style style:name="P3" style:family="paragraph" style:parent-style-name="Standard">
      <style:text-properties style:font-name="Liberation Serif1" fo:font-size="12pt" style:text-underline-style="none" fo:font-weight="normal" style:font-name-complex="Arial"/>
    </style:style>
    <style:style style:name="P4" style:family="paragraph" style:parent-style-name="Standard">
      <style:text-properties style:font-name="Liberation Serif1" fo:font-size="12pt" style:font-name-complex="Arial"/>
    </style:style>
    <style:style style:name="P5" style:family="paragraph" style:parent-style-name="Standard">
      <style:text-properties officeooo:paragraph-rsid="001a96ec"/>
    </style:style>
    <style:style style:name="P6" style:family="paragraph" style:parent-style-name="Standard">
      <style:text-properties officeooo:rsid="001a96ec" officeooo:paragraph-rsid="001a96ec"/>
    </style:style>
    <style:style style:name="P7" style:family="paragraph" style:parent-style-name="Standard" style:list-style-name="L1" style:master-page-name="MasterPage2">
      <style:paragraph-properties style:page-number="auto"/>
      <style:text-properties style:font-name="Liberation Serif1" fo:font-size="12pt" style:text-underline-style="none" officeooo:rsid="0012c0ba" officeooo:paragraph-rsid="0012c0ba" style:font-name-complex="Arial"/>
    </style:style>
    <style:style style:name="P8" style:family="paragraph" style:parent-style-name="Standard" style:list-style-name="L1">
      <style:text-properties style:font-name="Liberation Serif1" fo:font-size="12pt" style:text-underline-style="none" officeooo:rsid="0012c0ba" officeooo:paragraph-rsid="0012c0ba" style:font-name-complex="Arial"/>
    </style:style>
    <style:style style:name="P9" style:family="paragraph" style:parent-style-name="Standard" style:list-style-name="L1">
      <style:text-properties style:font-name="Liberation Serif1" fo:font-size="12pt" style:text-underline-style="none" officeooo:rsid="000f46df" officeooo:paragraph-rsid="000f46df" style:font-name-complex="Arial"/>
    </style:style>
    <style:style style:name="P10" style:family="paragraph" style:parent-style-name="Standard" style:list-style-name="L1">
      <style:text-properties style:font-name="Liberation Serif1" fo:font-size="12pt" style:text-underline-style="none" officeooo:rsid="001114b2" officeooo:paragraph-rsid="001114b2" style:font-name-complex="Arial"/>
    </style:style>
    <style:style style:name="P11" style:family="paragraph" style:parent-style-name="Standard" style:list-style-name="L1">
      <style:text-properties style:font-name="Liberation Serif1" fo:font-size="12pt" style:text-underline-style="none" officeooo:rsid="0018f365" officeooo:paragraph-rsid="0018f365" style:font-name-complex="Arial"/>
    </style:style>
    <style:style style:name="P12" style:family="paragraph" style:parent-style-name="Standard" style:list-style-name="L1">
      <style:text-properties style:font-name="Liberation Serif1" fo:font-size="12pt" style:text-underline-style="none" officeooo:rsid="001c6c14" officeooo:paragraph-rsid="001d27e6" style:font-name-complex="Arial"/>
    </style:style>
    <style:style style:name="P13" style:family="paragraph" style:parent-style-name="Standard" style:list-style-name="L1">
      <style:text-properties style:font-name="Liberation Serif1" fo:font-size="12pt" style:text-underline-style="none" officeooo:rsid="0022ad31" officeooo:paragraph-rsid="0022ad31" style:font-name-complex="Arial"/>
    </style:style>
    <style:style style:name="P14" style:family="paragraph" style:parent-style-name="Standard" style:list-style-name="L1">
      <style:text-properties style:font-name="Liberation Serif1" fo:font-size="12pt" style:text-underline-style="none" officeooo:rsid="00249bd9" officeooo:paragraph-rsid="00249bd9" style:font-name-complex="Arial"/>
    </style:style>
    <style:style style:name="P15" style:family="paragraph" style:parent-style-name="Standard" style:list-style-name="L1">
      <style:text-properties style:font-name="Liberation Serif1" fo:font-size="12pt" style:text-underline-style="none" officeooo:rsid="00284a3c" officeooo:paragraph-rsid="00284a3c" style:font-name-complex="Arial"/>
    </style:style>
    <style:style style:name="P16" style:family="paragraph" style:parent-style-name="Standard" style:list-style-name="L1">
      <style:text-properties style:font-name="Liberation Serif1" fo:font-size="12pt" style:text-underline-style="none" officeooo:rsid="00298312" officeooo:paragraph-rsid="00298312" style:font-name-complex="Arial"/>
    </style:style>
    <style:style style:name="P17" style:family="paragraph" style:parent-style-name="Standard" style:list-style-name="L1">
      <style:text-properties style:font-name="Liberation Serif1" fo:font-size="12pt" style:text-underline-style="none" officeooo:rsid="002fa97b" officeooo:paragraph-rsid="002fa97b" style:font-name-complex="Arial"/>
    </style:style>
    <style:style style:name="P18" style:family="paragraph" style:parent-style-name="Standard">
      <style:text-properties style:font-name="Liberation Serif1" fo:font-size="12pt" style:text-underline-style="none" officeooo:rsid="002fa97b" officeooo:paragraph-rsid="002fa97b" style:font-name-complex="Arial"/>
    </style:style>
    <style:style style:name="P19" style:family="paragraph" style:parent-style-name="Standard" style:list-style-name="L1">
      <style:text-properties style:font-name="Liberation Serif1" fo:font-size="12pt" style:text-underline-style="solid" style:text-underline-width="auto" style:text-underline-color="font-color" officeooo:rsid="002c7bc7" officeooo:paragraph-rsid="002c7bc7" style:font-name-complex="Arial"/>
    </style:style>
    <style:style style:name="P20" style:family="paragraph" style:parent-style-name="Standard" style:list-style-name="L1">
      <style:text-properties style:font-name="Liberation Serif1" fo:font-size="12pt" fo:font-style="normal" style:text-underline-style="none" officeooo:rsid="002c7bc7" officeooo:paragraph-rsid="002c7bc7" style:font-style-asian="normal" style:font-name-complex="Arial" style:font-style-complex="normal"/>
    </style:style>
    <style:style style:name="P21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3" style:family="paragraph">
      <style:text-properties style:font-name="Liberation Serif3" fo:font-size="12pt" style:font-name-complex="Liberation Serif3"/>
    </style:style>
    <style:style style:name="P2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Liberation Serif1" fo:font-size="12pt" style:font-name-complex="Arial"/>
    </style:style>
    <style:style style:name="T2" style:family="text">
      <style:text-properties style:font-name="Liberation Serif1" fo:font-size="12pt" style:text-underline-style="solid" style:text-underline-width="auto" style:text-underline-color="font-color" style:font-name-complex="Arial"/>
    </style:style>
    <style:style style:name="T3" style:family="text">
      <style:text-properties style:font-name="Liberation Serif1" fo:font-size="12pt" style:text-underline-style="none" style:font-name-complex="Arial"/>
    </style:style>
    <style:style style:name="T4" style:family="text">
      <style:text-properties officeooo:rsid="00156d66"/>
    </style:style>
    <style:style style:name="T5" style:family="text">
      <style:text-properties officeooo:rsid="001701fb"/>
    </style:style>
    <style:style style:name="T6" style:family="text">
      <style:text-properties officeooo:rsid="0018f365"/>
    </style:style>
    <style:style style:name="T7" style:family="text">
      <style:text-properties officeooo:rsid="001a96ec"/>
    </style:style>
    <style:style style:name="T8" style:family="text">
      <style:text-properties style:use-window-font-color="true" loext:opacity="0%" style:text-underline-style="none"/>
    </style:style>
    <style:style style:name="T9" style:family="text">
      <style:text-properties style:use-window-font-color="true" loext:opacity="0%" style:text-underline-style="none" officeooo:rsid="001a96ec"/>
    </style:style>
    <style:style style:name="T10" style:family="text">
      <style:text-properties style:use-window-font-color="true" loext:opacity="0%" style:text-underline-style="none" officeooo:rsid="001d27e6"/>
    </style:style>
    <style:style style:name="T11" style:family="text">
      <style:text-properties style:use-window-font-color="true" loext:opacity="0%" fo:font-style="normal" style:text-underline-style="none" style:font-style-asian="normal" style:font-style-complex="normal"/>
    </style:style>
    <style:style style:name="T12" style:family="text">
      <style:text-properties style:use-window-font-color="true" loext:opacity="0%" fo:font-style="normal" style:text-underline-style="none" officeooo:rsid="00306e4d" style:font-style-asian="normal" style:font-style-complex="normal"/>
    </style:style>
    <style:style style:name="T13" style:family="text">
      <style:text-properties officeooo:rsid="001c6c14"/>
    </style:style>
    <style:style style:name="T14" style:family="text">
      <style:text-properties officeooo:rsid="001d27e6"/>
    </style:style>
    <style:style style:name="T15" style:family="text">
      <style:text-properties officeooo:rsid="001d8343"/>
    </style:style>
    <style:style style:name="T16" style:family="text">
      <style:text-properties officeooo:rsid="00249bd9"/>
    </style:style>
    <style:style style:name="T17" style:family="text">
      <style:text-properties officeooo:rsid="002659fc"/>
    </style:style>
    <style:style style:name="T18" style:family="text">
      <style:text-properties officeooo:rsid="002b5f19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2e69b1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81065650" text:style-name="L1">
        <text:list-item>
          <text:p text:style-name="P7">Change Display Scaling to 125%</text:p>
        </text:list-item>
        <text:list-item>
          <text:p text:style-name="P8">Increase Trackpad speed (Mouse &amp; Trackpad)</text:p>
        </text:list-item>
        <text:list-item>
          <text:p text:style-name="P9">Update Manager</text:p>
          <text:list>
            <text:list-item>
              <text:p text:style-name="P9">Switch to Local Mirror</text:p>
            </text:list-item>
          </text:list>
        </text:list-item>
        <text:list-item>
          <text:p text:style-name="P9">sudo apt update &amp;&amp; sudo apt upgrade -y</text:p>
        </text:list-item>
        <text:list-item>
          <text:p text:style-name="P10"><text:a xlink:type="simple" xlink:href="https://askubuntu.com/questions/1124253/missing-firmware-for-amdgpu" text:style-name="Internet_20_link" text:visited-style-name="Visited_20_Internet_20_Link">Consider investigating missing firmware</text:a></text:p>
        </text:list-item>
        <text:list-item>
          <text:p text:style-name="P8">sudo apt install vim <office:annotation office:name="__Annotation__362_788407359" loext:resolved="false"><dc:creator>Unknown Author</dc:creator><dc:date>2022-12-25T16:23:24.893224371</dc:date><text:p text:style-name="P21"><text:span text:style-name="T22">v4l2loopback-dkms - virtual camera</text:span></text:p><text:p text:style-name="P21"><text:span text:style-name="T22">ffmpeg - prereq for obs-studio</text:span></text:p><text:p text:style-name="P21"><text:span text:style-name="T22">obs-studio</text:span></text:p></office:annotation>v4l2loopback-dkms <text:span text:style-name="T4">ffmpeg obs-studio</text:span><office:annotation-end office:name="__Annotation__362_788407359"/><text:span text:style-name="T4"> </text:span><text:span text:style-name="T5">gimp kdenlive </text:span><text:span text:style-name="T6">spotify-client </text:span><text:span text:style-name="T13">git </text:span><text:span text:style-name="T14">gnuradio </text:span></text:p>
        </text:list-item>
        <text:list-item>
          <text:p text:style-name="P11">Download .deb files and install with GDebi: <text:a xlink:type="simple" xlink:href="https://discord.com/download" text:style-name="Internet_20_link" text:visited-style-name="Visited_20_Internet_20_Link">Discord</text:a>, <text:a xlink:type="simple" xlink:href="https://github.com/OrangeDrangon/android-messages-desktop" text:style-name="Internet_20_link" text:visited-style-name="Visited_20_Internet_20_Link"><text:span text:style-name="Internet_20_link">Android Messages Desktop</text:span></text:a><text:span text:style-name="Internet_20_link">, </text:span><text:a xlink:type="simple" xlink:href="https://www.minecraft.net/en-us/download/alternative" text:style-name="Internet_20_link" text:visited-style-name="Visited_20_Internet_20_Link"><text:span text:style-name="Internet_20_link">Minecraft</text:span></text:a><text:span text:style-name="Internet_20_link">, </text:span><text:a xlink:type="simple" xlink:href="https://support.zoom.us/hc/en-us/articles/204206269-Installing-or-updating-Zoom-on-Linux#h_adcc0b66-b2f4-468b-bc7a-12c182f354b7" text:style-name="Internet_20_link" text:visited-style-name="Visited_20_Internet_20_Link"><text:span text:style-name="Internet_20_link"><text:span text:style-name="T7">Zoom</text:span></text:span></text:a><text:span text:style-name="Internet_20_link"><text:span text:style-name="T7">,</text:span></text:span><text:span text:style-name="Internet_20_link"><text:span text:style-name="T9"> </text:span></text:span><text:a xlink:type="simple" xlink:href="https://code.visualstudio.com/docs/setup/linux" text:style-name="Internet_20_link" text:visited-style-name="Visited_20_Internet_20_Link"><text:span text:style-name="Internet_20_link">VS Code</text:span></text:a><text:span text:style-name="Internet_20_link"><text:span text:style-name="T10">, </text:span></text:span></text:p>
        </text:list-item>
        <text:list-item>
          <text:p text:style-name="P12">Edit .bash_aliases file</text:p>
          <text:list>
            <text:list-item>
              <text:p text:style-name="P12">:() { clear $@ &amp;&amp; pwd &amp;&amp; ls; }</text:p>
              <text:p text:style-name="P12">cl() { cd $@ &amp;&amp; ls; }</text:p>
              <text:p text:style-name="P12"><text:span text:style-name="Internet_20_link"><text:span text:style-name="T8">ck () { cd $@ &amp;&amp; clear &amp;&amp; ls; }</text:span></text:span></text:p>
            </text:list-item>
          </text:list>
        </text:list-item>
        <text:list-item>
          <text:p text:style-name="P12"><text:span text:style-name="Internet_20_link"><text:span text:style-name="T8">Set up QEMU-KVM</text:span></text:span></text:p>
          <text:list>
            <text:list-item>
              <text:p text:style-name="P12"><office:annotation office:name="__Annotation__210_852931100" loext:resolved="false"><dc:creator>Unknown Author</dc:creator><dc:date>2022-12-25T17:48:40.244141480</dc:date><text:p text:style-name="P24"><text:span text:style-name="T24">Run this command to make sure you’ve enabled virtualization in on your computer. It should be above 0</text:span></text:p></office:annotation>egrep -c '(vmx|svm)' /proc/cpuinfo<office:annotation-end office:name="__Annotation__210_852931100"/></text:p>
            </text:list-item>
            <text:list-item>
              <text:p text:style-name="P12"><office:annotation office:name="__Annotation__211_852931100" loext:resolved="false"><dc:creator>Unknown Author</dc:creator><dc:date>2022-12-25T17:49:05.164766620</dc:date><text:p text:style-name="P24"><text:span text:style-name="T24">Install QEMU and Virtual Machine Manager</text:span></text:p></office:annotation>sudo apt install qemu-kvm qemu-system qemu-utils python3 python3-pip libvirt-clients libvirt-daemon-system bridge-utils virtinst libvirt-daemon virt-manager -y<office:annotation-end office:name="__Annotation__211_852931100"/></text:p>
            </text:list-item>
            <text:list-item>
              <text:p text:style-name="P12"><office:annotation office:name="__Annotation__212_852931100" loext:resolved="false"><dc:creator>Unknown Author</dc:creator><dc:date>2022-12-25T17:49:17.721311236</dc:date><text:p text:style-name="P24"><text:span text:style-name="T24">Verify that Libvirtd service is started</text:span></text:p></office:annotation>sudo systemctl status libvirtd.service<office:annotation-end office:name="__Annotation__212_852931100"/></text:p>
            </text:list-item>
            <text:list-item>
              <text:p text:style-name="P12"><office:annotation office:name="__Annotation__213_852931100" loext:resolved="false"><dc:creator>Unknown Author</dc:creator><dc:date>2022-12-25T17:49:34.554166152</dc:date><text:p text:style-name="P24"><text:span text:style-name="T24">VIRSH is a command to directly interact with our VMs from terminal. We use it to list networks, vm-status and various other tools when we need to make tweaks. Here is how we start the default and make it auto-start after reboot.</text:span></text:p><text:p text:style-name="P24"><text:span text:style-name="T24"/></text:p><text:p text:style-name="P24"><text:span text:style-name="T24">Network default started</text:span></text:p><text:p text:style-name="P24"><text:span text:style-name="T24">(why not sudo systemctl start libvirtd)</text:span></text:p></office:annotation>sudo virsh net-start default<office:annotation-end office:name="__Annotation__213_852931100"/></text:p>
            </text:list-item>
            <text:list-item>
              <text:p text:style-name="P12"><office:annotation office:name="__Annotation__214_852931100" loext:resolved="false"><dc:creator>Unknown Author</dc:creator><dc:date>2022-12-25T17:49:50.534045491</dc:date><text:p text:style-name="P24"><text:span text:style-name="T24">Network default marked as autostarted</text:span></text:p><text:p text:style-name="P24"><text:span text:style-name="T24">(why not sudo systemctl enable libvirtd)</text:span></text:p></office:annotation>sudo virsh net-autostart default<office:annotation-end office:name="__Annotation__214_852931100"/></text:p>
            </text:list-item>
            <text:list-item>
              <text:p text:style-name="P12"><office:annotation office:name="__Annotation__215_852931100" loext:resolved="false"><dc:creator>Unknown Author</dc:creator><dc:date>2022-12-25T17:50:53.965948565</dc:date><text:p text:style-name="P24"><text:span text:style-name="T24">Check status with:</text:span></text:p></office:annotation>sudo virsh net-list --all<office:annotation-end office:name="__Annotation__215_852931100"/></text:p>
            </text:list-item>
            <text:list-item>
              <text:p text:style-name="P12"><office:annotation office:name="__Annotation__216_852931100" loext:resolved="false"><dc:creator>Unknown Author</dc:creator><dc:date>2022-12-25T17:51:14.969708262</dc:date><text:p text:style-name="P24"><text:span text:style-name="T24">Add User to libvirt to Allow Access to VMs</text:span></text:p></office:annotation>sudo usermod -aG libvirt $USER</text:p>
              <text:p text:style-name="P12">sudo usermod -aG libvirt-qemu $USER</text:p>
              <text:p text:style-name="P12">sudo usermod -aG kvm $USER</text:p>
              <text:p text:style-name="P12">sudo usermod -aG input $USER</text:p>
              <text:p text:style-name="P12">sudo usermod -aG disk $USER<office:annotation-end office:name="__Annotation__216_852931100"/></text:p>
            </text:list-item>
          </text:list>
        </text:list-item>
        <text:list-item>
          <text:p text:style-name="P14">Create a partition for the Windows VM via gparted (/dev/nvme0n1p3 probably) <text:span text:style-name="T18">format as ntfs</text:span></text:p>
        </text:list-item>
        <text:list-item>
          <text:p text:style-name="P13"><text:a xlink:type="simple" xlink:href="https://christitus.com/windows-inside-linux/" text:style-name="Internet_20_link" text:visited-style-name="Visited_20_Internet_20_Link">Set up Windows VM</text:a></text:p>
          <text:list>
            <text:list-item>
              <text:p text:style-name="P13">Reboot (maybe not needed idk)</text:p>
            </text:list-item>
            <text:list-item>
              <text:p text:style-name="P13">Open Virtual Machine Manager</text:p>
            </text:list-item>
            <text:list-item>
              <text:p text:style-name="P13">New Virtual Mahcine</text:p>
              <text:list>
                <text:list-item>
                  <text:p text:style-name="P13">Local install media (Local install media ISO image or CDROM)</text:p>
                </text:list-item>
                <text:list-item>
                  <text:p text:style-name="P13">Browse, add Downloads (or whatever directory) as a <office:annotation office:name="__Annotation__233_3927322521" loext:resolved="false"><dc:creator>Unknown Author</dc:creator><dc:date>2022-12-25T21:11:57.995942647</dc:date><text:p text:style-name="P22"><text:span text:style-name="T23">Storage pools are locations where Virtual Machine Manager looks for iso files</text:span></text:p></office:annotation>storage pool<office:annotation-end office:name="__Annotation__233_3927322521"/>, and select the Windows 10 iso</text:p>
                </text:list-item>
                <text:list-item>
                  <text:p text:style-name="P13">Give 16384 MiB (16 GiB) of memory and 10 cores <text:span text:style-name="T16">out of 32 GiB and 16 cores</text:span></text:p>
                </text:list-item>
                <text:list-item>
                  <text:p text:style-name="P14">Select or create custom storage, point to partition created for Windows VM <office:annotation office:name="__Annotation__261_3927322521" loext:resolved="false"><dc:creator>Unknown Author</dc:creator><dc:date>2022-12-25T21:15:40.642799741</dc:date><text:p text:style-name="P23"><text:span text:style-name="T23">Technically you’re supposed to pass the ID of the partition or something but idk how to do that.</text:span></text:p></office:annotation>(/dev/nvme0n1p3)<office:annotation-end office:name="__Annotation__261_3927322521"/>. </text:p>
                </text:list-item>
                <text:list-item>
                  <text:p text:style-name="P16">Open and run <text:span text:style-name="T18">Windows, then shutdown</text:span></text:p>
                </text:list-item>
                <text:list-item>
                  <text:p text:style-name="P14">Download the VirtIO tools either by r<text:a xlink:type="simple" xlink:href="https://github.com/virtio-win/virtio-win-pkg-scripts" text:style-name="Internet_20_link" text:visited-style-name="Visited_20_Internet_20_Link">unning the exe file from github</text:a> or <text:span text:style-name="T17">downloading the iso from the</text:span> <text:a xlink:type="simple" xlink:href="https://pve.proxmox.com/wiki/Windows_VirtIO_Drivers" text:style-name="Internet_20_link" text:visited-style-name="Visited_20_Internet_20_Link">proxmox wiki</text:a></text:p>
                  <text:list>
                    <text:list-item>
                      <text:p text:style-name="P15">Go to SATA CDROM Drive in Config of the VM and swap Windows iso with VirtIO iso and click Apply</text:p>
                    </text:list-item>
                  </text:list>
                </text:list-item>
                <text:list-item>
                  <text:p text:style-name="P15">Open Windows VM, go to file explorer into D: VirtIO and run virtio-win-guest-tools.exe. Run defaults</text:p>
                </text:list-item>
                <text:list-item>
                  <text:p text:style-name="P15">Shutdown, go to VM Config and change Video QXL tab to Virtio</text:p>
                </text:list-item>
                <text:list-item>
                  <text:p text:style-name="P15">Add Hardware in config, Channel, switch to org.qemu.guest_agent.0</text:p>
                </text:list-item>
              </text:list>
            </text:list-item>
          </text:list>
        </text:list-item>
        <text:list-item>
          <text:p text:style-name="P19">Mutahar</text:p>
          <text:list>
            <text:list-item>
              <text:p text:style-name="P20">sudo vim /etc/default/grub</text:p>
              <text:list>
                <text:list-item>
                  <text:p text:style-name="P20"><text:soft-page-break/>Change GRUB_CMDLINE_LINUX_DEFAULT <text:span text:style-name="T21">to “quiet amd_iommu=on”</text:span></text:p>
                </text:list-item>
              </text:list>
            </text:list-item>
            <text:list-item>
              <text:p text:style-name="P17"><text:span text:style-name="T20"><office:annotation office:name="__Annotation__502_3927322521" loext:resolved="false"><dc:creator>Unknown Author</dc:creator><dc:date>2022-12-25T22:30:14.785543034</dc:date><text:p text:style-name="P22"><text:span text:style-name="T23">This will rebuild the bootloder so that what we edited will come into effect</text:span></text:p></office:annotation></text:span><text:span text:style-name="T20">sudo grub-mkconfig -o /boot/grub/grub.cfg</text:span><office:annotation-end office:name="__Annotation__502_3927322521"/></text:p>
            </text:list-item>
            <text:list-item>
              <text:p text:style-name="P17"><text:span text:style-name="Internet_20_link"><text:span text:style-name="T11">reboot</text:span></text:span></text:p>
            </text:list-item>
            <text:list-item>
              <text:p text:style-name="P17"><text:span text:style-name="Internet_20_link"><text:span text:style-name="T12">sudo </text:span></text:span><text:span text:style-name="Internet_20_link"><text:span text:style-name="T11">dmesg | grep -i -e DMAR -e IOMMU</text:span></text:span></text:p>
            </text:list-item>
            <text:list-item>
              <text:p text:style-name="P17"><text:span text:style-name="Internet_20_link"><text:span text:style-name="T11"/></text:span></text:p>
            </text:list-item>
          </text:list>
        </text:list-item>
      </text:list>
      <text:p text:style-name="P18"><text:span text:style-name="Internet_20_link"><text:span text:style-name="T11"/></text:span></text:p>
      <text:p text:style-name="P18"><text:span text:style-name="Internet_20_link"><text:span text:style-name="T11"/></text:span></text:p>
      <text:p text:style-name="P1">Software Manager</text:p>
      <text:p text:style-name="P4">ttf-mscorefonts-installer</text:p>
      <text:p text:style-name="P4">fonts-crosextra-carlito</text:p>
      <text:p text:style-name="P4">fonts-crosextra-caladea</text:p>
      <text:p text:style-name="P4">OpenOffice (Flatpak)</text:p>
      <text:p text:style-name="P2"/>
      <text:p text:style-name="P1">Terminal Stuff</text:p>
      <text:p text:style-name="Standard"><text:a xlink:type="simple" xlink:href="https://signal.org/download/linux/" text:style-name="Internet_20_link" text:visited-style-name="Visited_20_Internet_20_Link"><text:span text:style-name="Internet_20_link"><text:span text:style-name="T1">Signal</text:span></text:span></text:a></text:p>
      <text:p text:style-name="Standard"><text:a xlink:type="simple" xlink:href="https://github.com/kelyvin/Google-Messages-For-Desktop" text:style-name="Internet_20_link" text:visited-style-name="Visited_20_Internet_20_Link"><text:span text:style-name="Internet_20_link"><text:span text:style-name="T1">Google Messages For Desktop</text:span></text:span></text:a><text:span text:style-name="T1"> (idk if this works, didn’t install)</text:span></text:p>
      <text:p text:style-name="P2"/>
      <text:p text:style-name="Standard"><text:a xlink:type="simple" xlink:href="http://youtube.com/watch?v=G0che2Az9hw" text:style-name="Internet_20_link" text:visited-style-name="Visited_20_Internet_20_Link"><text:span text:style-name="Internet_20_link"><text:span text:style-name="T2">LibreOffice</text:span></text:span></text:a></text:p>
      <text:p text:style-name="Standard"><text:a xlink:type="simple" xlink:href="https://averagelinuxuser.com/microsoft-fonts-linux/" text:style-name="Internet_20_link" text:visited-style-name="Visited_20_Internet_20_Link"><text:span text:style-name="Internet_20_link"><text:span text:style-name="T3">Font Guide</text:span></text:span></text:a></text:p>
      <text:p text:style-name="P3">Change Icon Style to <text:span text:style-name="T15">Yaru</text:span> (Dark Mode)</text:p>
      <text:p text:style-name="P2">Change interface to Tabbed</text:p>
      <text:p text:style-name="P2">Install ttf-mscorefonts-installer and set Arial to default</text:p>
      <text:p text:style-name="P2">Set windows compatibility options </text:p>
      <text:p text:style-name="P2"/>
      <text:p text:style-name="P1">OpenOffice</text:p>
      <text:p text:style-name="Standard"><text:a xlink:type="simple" xlink:href="https://helpcenter.onlyoffice.com/installation/docs-community-install-ubuntu-arm64.aspx?_ga=2.205410896.1718260758.1671937850-553964152.1671937850" text:style-name="Internet_20_link" text:visited-style-name="Visited_20_Internet_20_Link"><text:span text:style-name="Internet_20_link"><text:span text:style-name="T3">Install process</text:span></text:span></text:a></text:p>
      <text:p text:style-name="P2">Use flatpak</text:p>
      <text:p text:style-name="P2">Dependencies: postgresql, </text:p>
      <text:p text:style-name="P4"/>
      <text:p text:style-name="P1">VM</text:p>
      <text:p text:style-name="Standard"><text:a xlink:type="simple" xlink:href="https://christitus.com/vm-setup-in-linux/" text:style-name="Internet_20_link" text:visited-style-name="Visited_20_Internet_20_Link"><text:span text:style-name="Hyperlink"><text:span text:style-name="T1">QEMU-KVM Setup</text:span></text:span></text:a></text:p>
      <text:p text:style-name="Standard"><text:a xlink:type="simple" xlink:href="http://christitus.com/windows-inside-linux" text:style-name="Internet_20_link" text:visited-style-name="Visited_20_Internet_20_Link"><text:span text:style-name="Hyperlink"><text:span text:style-name="T1">Windows in Linux</text:span></text:span></text:a></text:p>
      <text:p text:style-name="P5"/>
      <text:p text:style-name="P6">Sometimes when after downloading a .deb file and running sudo apt install ./zoom_and64.deb, I see “N: Download is performed unsandboxed as root as file '/home/aem/Downloads/zoom_amd64.deb' couldn't be accessed by user '_apt'. - pkgAcquire::Run (13: Permission denied)”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"/>
    <style:font-face style:name="Liberation Mono1" svg:font-family="'Liberation Mono', 'Courier New'"/>
    <style:font-face style:name="Liberation Sans" svg:font-family="'Liberation Sans'"/>
    <style:font-face style:name="Liberation Sans1" svg:font-family="'Liberation Sans', Arial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, 'Times New Roman'"/>
    <style:font-face style:name="Liberation Serif3" svg:font-family="'Liberation Serif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1665in" fo:margin-bottom="0.0835in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3335in" fo:margin-bottom="0.139in" style:contextual-spacing="false"/>
      <style:text-properties style:font-name="Arial" fo:font-family="Arial" fo:font-size="20pt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25in" fo:margin-bottom="0.139in" style:contextual-spacing="false"/>
      <style:text-properties style:font-name="Arial" fo:font-family="Arial" fo:font-size="17pt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0.5in" fo:margin-right="0in" fo:text-indent="0in" style:auto-text-indent="false"/>
    </style:style>
    <style:style style:name="No_20_Spacing" style:display-name="No Spacing" style:family="paragraph" style:parent-style-name="DStyle_5f_paragraph">
      <style:paragraph-properties fo:margin-top="0in" fo:margin-bottom="0in" style:contextual-spacing="false" fo:line-height="100%"/>
    </style:style>
    <style:style style:name="Title" style:family="paragraph" style:parent-style-name="Normal" style:class="chapter">
      <style:paragraph-properties fo:margin-top="0.2083in" fo:margin-bottom="0.139in" style:contextual-spacing="false"/>
      <style:text-properties fo:font-size="24pt"/>
    </style:style>
    <style:style style:name="Subtitle" style:family="paragraph" style:parent-style-name="Normal" style:class="chapter">
      <style:paragraph-properties fo:margin-top="0.139in" fo:margin-bottom="0.139in" style:contextual-spacing="false"/>
      <style:text-properties fo:font-size="12pt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0.5in" fo:margin-right="0.5in" fo:text-indent="0in" style:auto-text-indent="false" fo:background-color="#f2f2f2" fo:padding="0in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.028in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in" fo:margin-right="0in" fo:margin-top="0in" fo:margin-bottom="0.0398in" style:contextual-spacing="false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style:contextual-spacing="false" fo:text-indent="0in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Index" style:family="paragraph" style:parent-style-name="Standard" style:class="index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fo:font-size="10pt" style:font-name-complex="Liberation Mono" style:font-family-complex="'Liberation Mono'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name-complex="Liberation Mono" style:font-family-complex="'Liberation Mono'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/>
    <meta:creation-date/>
    <meta:editing-cycles>17</meta:editing-cycles>
    <meta:editing-duration>PT15H6M29S</meta:editing-duration>
    <dc:date>2022-12-26T11:43:36.401749745</dc:date>
    <meta:document-statistic meta:table-count="0" meta:image-count="0" meta:object-count="0" meta:page-count="2" meta:paragraph-count="68" meta:word-count="473" meta:character-count="2927" meta:non-whitespace-character-count="2557"/>
  </office:meta>
</office:document-meta>
</file>